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6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string" calcext:value-type="string">
            <text:p>1.75 hours</text:p>
          </table:table-cell>
          <table:table-cell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2" calcext:value-type="date">
            <text:p>08/22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3" calcext:value-type="date">
            <text:p>08/23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 table:number-rows-repeated="5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 style:data-style-name="N2" text:time-value="16:10:10.785748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8-22T16:57:02.082756758</dc:date>
    <meta:editing-duration>PT2H3M4S</meta:editing-duration>
    <meta:editing-cycles>18</meta:editing-cycles>
    <meta:generator>LibreOffice/4.2.8.2$Linux_X86_64 LibreOffice_project/420m0$Build-2</meta:generator>
    <meta:document-statistic meta:table-count="1" meta:cell-count="42" meta:object-count="0"/>
  </office:meta>
</office:document-meta>
</file>